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 style:list-style-name="WW8Num3"/>
    <style:style style:name="P6" style:family="paragraph" style:parent-style-name="Standard" style:list-style-name="WW8Num2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 style:list-style-name="WW8Num2">
      <style:text-properties style:font-name="Arial" fo:font-size="10pt" style:font-size-asian="10pt" style:font-size-complex="10pt"/>
    </style:style>
    <style:style style:name="P9" style:family="paragraph" style:parent-style-name="Standard" style:list-style-name="WW8Num4">
      <style:text-properties style:font-name="Arial" fo:font-size="10pt" style:font-size-asian="10pt" style:font-size-complex="10pt"/>
    </style:style>
    <style:style style:name="P10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Kevin Welsh</text:span><text:span text:style-name="T2"><text:line-break/>30 Centennial Ave NW</text:span></text:p>
      <text:p text:style-name="P2">Grand Rapids, MI 49504</text:p>
      <text:p text:style-name="P11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11"><text:span text:style-name="T2"/></text:p>
      <text:p text:style-name="P3">EDUCATION:</text:p>
      <text:p text:style-name="P1">Michigan Technological University<text:tab/><text:tab/></text:p>
      <text:p text:style-name="P1">Major: Software Engineering<text:tab/><text:tab/><text:tab/></text:p>
      <text:p text:style-name="P1">Minor: Psychology <text:tab/><text:tab/></text:p>
      <text:p text:style-name="P1">Graduation Date: December, 2012<text:tab/><text:tab/><text:tab/></text:p>
      <text:p text:style-name="P1">GPA: 2.8<text:tab/><text:tab/><text:tab/><text:tab/><text:tab/><text:tab/></text:p>
      <text:p text:style-name="P1"/>
      <text:section text:style-name="Sect1" text:name="Section1">
        <text:p text:style-name="P3">TECHNICAL EXPERIENCE:</text:p>
        <text:list xml:id="list92707711" text:style-name="WW8Num3">
          <text:list-item>
            <text:p text:style-name="P5"><text:span text:style-name="T3">Languages</text:span><text:span text:style-name="T2">: C, C++, C#, Java, Visual Basic, Java Android Development, SQL, Assembly, Ruby, LISP, and eager to learn others</text:span></text:p>
          </text:list-item>
          <text:list-item>
            <text:p text:style-name="P5"><text:span text:style-name="T4">Software</text:span><text:span text:style-name="T2">: Windows Office Suite, Visual Studio 2010, Libre Office, Open Office, Eclipse IDE, Anjuta IDE, Qt Toolkit, Gtk Toolkit, GNUPlot, Git Version Control</text:span></text:p>
          </text:list-item>
          <text:list-item>
            <text:p text:style-name="P5"><text:span text:style-name="T4">Platforms</text:span><text:span text:style-name="T2">: Windows, Linux, Unix, Mac Operating Systems</text:span></text:p>
          </text:list-item>
          <text:list-item>
            <text:p text:style-name="P5"><text:span text:style-name="T4">Concepts</text:span><text:span text:style-name="T2">: Software Testing, Object-Oriented Programming, Procedural Programming, Multi-Threading, Integrated Development Environments, Databases, Algorithms, Software Design, Interface Design</text:span></text:p>
          </text:list-item>
        </text:list>
        <text:p text:style-name="P1"/>
        <text:p text:style-name="P3">PROJECT EXPERIENCE:</text:p>
        <text:list xml:id="list855427217" text:style-name="WW8Num2">
          <text:list-item>
            <text:p text:style-name="P6">Holy Spirit Grade School Networking</text:p>
            <text:p text:style-name="P8">Date: May 2010 - present<text:line-break/>Overseer: Daryl Nowicki (616-453-6369)<text:line-break/>Description: Installing Linux on old computers and networking them into the existing network. The computers were used for the students. Continued upkeep, upgrading, and tech support</text:p>
          </text:list-item>
          <text:list-item>
            <text:p text:style-name="P6">Final Semester Project for Human Computer Interactions course.</text:p>
            <text:p text:style-name="P8">Date: January 2010 - May 2010<text:line-break/>Project Name: "Phone2Phone"<text:line-break/>Description: An Android OS program that transfers files via Bluetooth. Focused on providing a coherent, clean graphical user interface.</text:p>
          </text:list-item>
          <text:list-item>
            <text:p text:style-name="P6">Final Semester Project for Databases course.</text:p>
            <text:p text:style-name="P8">Date: January 2010 - May 2010<text:line-break/>Project Name: "Where Am I?"<text:line-break/>Description: An Android OS program that contains a database of common locations and uses GPS to give directions.</text:p>
          </text:list-item>
          <text:list-item>
            <text:p text:style-name="P6">Project for Operating Systems course.</text:p>
            <text:p text:style-name="P8">Date: September 2011 - December 2011<text:line-break/>Project Name: "File System Analyzer"<text:line-break/>Description: A C program that traverses a file system, gathering data and making graphs.</text:p>
            <text:p text:style-name="P8"/>
          </text:list-item>
        </text:list>
        <text:p text:style-name="P3">PERSONAL PROJECTS:</text:p>
        <text:list xml:id="list1638342250" text:style-name="WW8Num4">
          <text:list-item>
            <text:p text:style-name="P9">Creating a program for the Android to log text messages and backup to the computer.</text:p>
          </text:list-item>
          <text:list-item>
            <text:p text:style-name="P9">Installing Linux on old computers.</text:p>
          </text:list-item>
          <text:list-item>
            <text:p text:style-name="P9">Creating an simple role-playing game for the Android Platform.</text:p>
          </text:list-item>
        </text:list>
        <text:p text:style-name="P1"/>
        <text:p text:style-name="P3">RELEVENT ELECTIVES:</text:p>
        <text:p text:style-name="P1">Computer Graphics (OpenGL), Operating Systems, Algorithms, Linear Algebra, Programming Languages, Databases</text:p>
        <text:p text:style-name="P1"/>
        <text:p text:style-name="P3">OTHER ACTIVITIES &amp; HOBBIES:</text:p>
        <text:list xml:id="list737955406" text:style-name="WW8Num1">
          <text:list-item>
            <text:p text:style-name="P10">Playing video games (Xbox 360, PS3, PC, Android)</text:p>
          </text:list-item>
          <text:list-item>
            <text:p text:style-name="P10">Trouble-shooting computers</text:p>
          </text:list-item>
          <text:list-item>
            <text:p text:style-name="P10">Hockey</text:p>
          </text:list-item>
          <text:list-item>
            <text:p text:style-name="P10">Personal coding projects</text:p>
          </text:list-item>
        </text:list>
        <text:p text:style-name="P1"/>
        <text:p text:style-name="P3">PERSONAL DETAILS:</text:p>
        <text:p text:style-name="P1">Name: Kevin Welsh<text:line-break/>Age &amp; DOB: 25 years, 12-01-1987<text:line-break/>Sex: Male<text:line-break/>Marital Status: Single<text:line-break/>Nationality: American</text:p>
        <text:p text:style-name="P1">Citizenship: United States</text:p>
        <text:p text:style-name="P1">Languages Known: English (fluent), Spanish (poor)</text:p>
        <text:p text:style-name="P1">Contact Number: 616-826-1635</text:p>
        <text:p text:style-name="P1">Website: <text:s/><text:span text:style-name="Internet_20_link"><text:span text:style-name="T5">https://github.com/welshk91</text:span></text:span></text:p>
        <text:p text:style-name="Standard"><text:span text:style-name="T2">E-mail: </text:span><text:a xlink:type="simple" xlink:href="mailto:welshk91@yahoo.com"><text:span text:style-name="Internet_20_link"><text:span text:style-name="T2">welshk91@gmail.com</text:span></text:span></text:a><text:span text:style-name="T2">, </text:span><text:a xlink:type="simple" xlink:href="mailto:kcwelsh@mtu.edu"><text:span text:style-name="Internet_20_link"><text:span text:style-name="T2">kcwelsh@mtu.edu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7-23T19:41:14</dc:date>
    <meta:editing-cycles>52</meta:editing-cycles>
    <meta:editing-duration>PT1H6M39S</meta:editing-duration>
    <meta:generator>LibreOffice/3.4$Unix LibreOffice_project/340m1$Build-502</meta:generator>
    <dc:creator>Kevin Welsh</dc:creator>
    <meta:document-statistic meta:table-count="0" meta:image-count="0" meta:object-count="0" meta:page-count="1" meta:paragraph-count="41" meta:word-count="354" meta:character-count="2519" meta:non-whitespace-character-count="2206"/>
    <meta:user-defined meta:name="Info 1"/>
    <meta:user-defined meta:name="Info 2"/>
    <meta:user-defined meta:name="Info 3"/>
    <meta:user-defined meta:name="Info 4"/>
  </office:meta>
</office:document-meta>
</file>